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511f" officeooo:paragraph-rsid="0017c93b"/>
    </style:style>
    <style:style style:name="P2" style:family="paragraph" style:parent-style-name="Standard">
      <style:paragraph-properties fo:text-align="end" style:justify-single-word="false"/>
      <style:text-properties fo:font-size="16pt" fo:font-weight="bold" officeooo:rsid="0017511f" officeooo:paragraph-rsid="0017c93b" style:font-size-asian="16pt" style:font-weight-asian="bold" style:font-size-complex="16pt" style:font-weight-complex="bold"/>
    </style:style>
    <style:style style:name="P3" style:family="paragraph" style:parent-style-name="Standard">
      <style:text-properties fo:font-weight="bold" officeooo:rsid="0017511f" officeooo:paragraph-rsid="0017c93b" style:font-weight-asian="bold" style:font-weight-complex="bold"/>
    </style:style>
    <style:style style:name="T1" style:family="text">
      <style:text-properties officeooo:rsid="0017c93b"/>
    </style:style>
    <style:style style:name="T2" style:family="text">
      <style:text-properties fo:color="#f97583" loext:opacity="100%"/>
    </style:style>
    <style:style style:name="T3" style:family="text">
      <style:text-properties fo:color="#b392f0" loext:opacity="100%"/>
    </style:style>
    <style:style style:name="T4" style:family="text">
      <style:text-properties fo:color="#ffab70" loext:opacity="100%"/>
    </style:style>
    <style:style style:name="T5" style:family="text">
      <style:text-properties fo:color="#9ecbff" loext:opacity="100%"/>
    </style:style>
    <style:style style:name="T6" style:family="text">
      <style:text-properties fo:color="#79b8ff"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24AI034 | AI Assignment – <text:span text:style-name="T1">10</text:span> | Manav Dhamecha </text:p>
      <text:p text:style-name="P1"/>
      <text:p text:style-name="P3">1. The union government is planning to set up 3 new airports in the district of Surat due to the newly built IT Infrastructure, economic corridors, and diamond hub. You are an official in the Airport Authority of India. You are tasked to find 3 locations that are suitable for the airports. While choosing the locations, you have to keep in mind that the sum of squares of the distances from nearest airports should be minimum for all cities/towns/villages in Surat. The coordinates of the cities are given to you (you will get a file named cities.csv). You need to use the techniques below to complete your task that satisfies the mentioned criteria.</text:p>
      <text:p text:style-name="P3"/>
      <text:p text:style-name="P3">a. Using First Order Derivatives/Gradients (Gradient Descent Method)</text:p>
      <text:p text:style-name="P3">b. Using Second Order Derivatives/Hessian (Newton Raphson Method)</text:p>
      <text:p text:style-name="P3"/>
      <text:p text:style-name="P3">Compare the two techniques by finding the sum of squared distances of each cluster/airport.</text:p>
      <text:p text:style-name="P1"/>
      <text:p text:style-name="Standard">import random</text:p>
      <text:p text:style-name="Standard">import matplotlib.pyplot as plt</text:p>
      <text:p text:style-name="Standard"/>
      <text:p text:style-name="Standard"># Load CSV </text:p>
      <text:p text:style-name="Standard">def load_data(filename):</text:p>
      <text:p text:style-name="Standard">points = []</text:p>
      <text:p text:style-name="Standard">with open(filename, 'r') as f:</text:p>
      <text:p text:style-name="Standard">for line in f:</text:p>
      <text:p text:style-name="Standard">parts = line.strip().split(',')</text:p>
      <text:p text:style-name="Standard">x = float(parts[0])</text:p>
      <text:p text:style-name="Standard">y = float(parts[1])</text:p>
      <text:p text:style-name="Standard">points.append([x, y])</text:p>
      <text:p text:style-name="Standard">return points</text:p>
      <text:p text:style-name="Standard"/>
      <text:p text:style-name="Standard">points = load_data("Assignment-10/cities.csv")</text:p>
      <text:p text:style-name="Standard"/>
      <text:p text:style-name="Standard"># Distance squared</text:p>
      <text:p text:style-name="Standard">def dist2(p, c):</text:p>
      <text:p text:style-name="Standard">return (p[0] - c[0])**2 + (p[1] - c[1])**2</text:p>
      <text:p text:style-name="Standard"/>
      <text:p text:style-name="Standard"># Convergence function</text:p>
      <text:p text:style-name="Standard">def has_converged(old, new, tol=0.000123):</text:p>
      <text:p text:style-name="Standard">for i in range(len(old)):</text:p>
      <text:p text:style-name="Standard">dx = old[i][0] - new[i][0]</text:p>
      <text:p text:style-name="Standard">dy = old[i][1] - new[i][1]</text:p>
      <text:p text:style-name="Standard">if dx*dx + dy*dy &gt; tol:</text:p>
      <text:p text:style-name="Standard">return False</text:p>
      <text:p text:style-name="Standard">return True</text:p>
      <text:p text:style-name="Standard"/>
      <text:p text:style-name="Standard"># SSD</text:p>
      <text:p text:style-name="Standard">def compute_ssd(points, centroids):</text:p>
      <text:p text:style-name="Standard">total = 0</text:p>
      <text:p text:style-name="Standard">for p in points:</text:p>
      <text:p text:style-name="Standard">min_d = float('inf')</text:p>
      <text:p text:style-name="Standard">for c in centroids:</text:p>
      <text:p text:style-name="Standard">d = dist2(p, c)</text:p>
      <text:p text:style-name="Standard">if d &lt; min_d:</text:p>
      <text:p text:style-name="Standard"><text:soft-page-break/>min_d = d</text:p>
      <text:p text:style-name="Standard">total += min_d</text:p>
      <text:p text:style-name="Standard">return total</text:p>
      <text:p text:style-name="Standard"/>
      <text:p text:style-name="Standard"># Assign clusters</text:p>
      <text:p text:style-name="Standard">def assign_clusters(points, centroids):</text:p>
      <text:p text:style-name="Standard">clusters = [[] for i in range(len(centroids))]</text:p>
      <text:p text:style-name="Standard"/>
      <text:p text:style-name="Standard">for p in points:</text:p>
      <text:p text:style-name="Standard">best_idx = 0</text:p>
      <text:p text:style-name="Standard">best_dist = dist2(p, centroids[0])</text:p>
      <text:p text:style-name="Standard"/>
      <text:p text:style-name="Standard">for i in range(1, len(centroids)):</text:p>
      <text:p text:style-name="Standard">d = dist2(p, centroids[i])</text:p>
      <text:p text:style-name="Standard">if d &lt; best_dist:</text:p>
      <text:p text:style-name="Standard">best_dist = d</text:p>
      <text:p text:style-name="Standard">best_idx = i</text:p>
      <text:p text:style-name="Standard"/>
      <text:p text:style-name="Standard">clusters[best_idx].append(p)</text:p>
      <text:p text:style-name="Standard"/>
      <text:p text:style-name="Standard">return clusters</text:p>
      <text:p text:style-name="Standard"/>
      <text:p text:style-name="Standard"># Mean of points</text:p>
      <text:p text:style-name="Standard">def mean(points):</text:p>
      <text:p text:style-name="Standard">if not points:</text:p>
      <text:p text:style-name="Standard">return [0, 0]</text:p>
      <text:p text:style-name="Standard"/>
      <text:p text:style-name="Standard">x_sum = 0</text:p>
      <text:p text:style-name="Standard">y_sum = 0</text:p>
      <text:p text:style-name="Standard"/>
      <text:p text:style-name="Standard">for p in points:</text:p>
      <text:p text:style-name="Standard">x_sum += p[0]</text:p>
      <text:p text:style-name="Standard">y_sum += p[1]</text:p>
      <text:p text:style-name="Standard"/>
      <text:p text:style-name="Standard">return [x_sum / len(points), y_sum / len(points)]</text:p>
      <text:p text:style-name="Standard"/>
      <text:p text:style-name="Standard"># Gradient Descent</text:p>
      <text:p text:style-name="Standard">def gradient_descent(points, k=3, lr=0.123, max_epochs=99):</text:p>
      <text:p text:style-name="Standard">centroids = random.sample(points, k)</text:p>
      <text:p text:style-name="Standard"/>
      <text:p text:style-name="Standard">for epoch in range(max_epochs):</text:p>
      <text:p text:style-name="Standard">old_centroids = [c[:] for c in centroids]</text:p>
      <text:p text:style-name="Standard"/>
      <text:p text:style-name="Standard">clusters = assign_clusters(points, centroids)</text:p>
      <text:p text:style-name="Standard"/>
      <text:p text:style-name="Standard">for i in range(k):</text:p>
      <text:p text:style-name="Standard">if clusters[i]:</text:p>
      <text:p text:style-name="Standard">m = mean(clusters[i])</text:p>
      <text:p text:style-name="Standard">centroids[i][0] -= lr * (centroids[i][0] - m[0])</text:p>
      <text:p text:style-name="Standard">centroids[i][1] -= lr * (centroids[i][1] - m[1])</text:p>
      <text:p text:style-name="Standard"/>
      <text:p text:style-name="Standard">if has_converged(old_centroids, centroids):</text:p>
      <text:p text:style-name="Standard"><text:soft-page-break/>return centroids, epoch + 1</text:p>
      <text:p text:style-name="Standard"/>
      <text:p text:style-name="Standard">return centroids, max_epochs</text:p>
      <text:p text:style-name="Standard"/>
      <text:p text:style-name="Standard"># Newton Method</text:p>
      <text:p text:style-name="Standard">def newton_method(points, k=3, max_epochs=99):</text:p>
      <text:p text:style-name="Standard">centroids = random.sample(points, k)</text:p>
      <text:p text:style-name="Standard"/>
      <text:p text:style-name="Standard">for epoch in range(max_epochs):</text:p>
      <text:p text:style-name="Standard">old_centroids = [c[:] for c in centroids]</text:p>
      <text:p text:style-name="Standard"/>
      <text:p text:style-name="Standard">clusters = assign_clusters(points, centroids)</text:p>
      <text:p text:style-name="Standard"/>
      <text:p text:style-name="Standard">for i in range(k):</text:p>
      <text:p text:style-name="Standard">if clusters[i]:</text:p>
      <text:p text:style-name="Standard">centroids[i] = mean(clusters[i])</text:p>
      <text:p text:style-name="Standard"/>
      <text:p text:style-name="Standard">if has_converged(old_centroids, centroids):</text:p>
      <text:p text:style-name="Standard">return centroids, epoch + 1</text:p>
      <text:p text:style-name="Standard"/>
      <text:p text:style-name="Standard">return centroids, max_epochs</text:p>
      <text:p text:style-name="Standard"/>
      <text:p text:style-name="Standard"># Run both methods</text:p>
      <text:p text:style-name="Standard">gd_centroids, gd_iter = gradient_descent(points)</text:p>
      <text:p text:style-name="Standard">nr_centroids, nr_iter = newton_method(points)</text:p>
      <text:p text:style-name="Standard"/>
      <text:p text:style-name="Standard">gd_ssd = compute_ssd(points, gd_centroids)</text:p>
      <text:p text:style-name="Standard">nr_ssd = compute_ssd(points, nr_centroids)</text:p>
      <text:p text:style-name="Standard"/>
      <text:p text:style-name="Standard">print("Gradient Descent SSD:", gd_ssd)</text:p>
      <text:p text:style-name="Standard">print("Iterations:", gd_iter)</text:p>
      <text:p text:style-name="Standard"/>
      <text:p text:style-name="Standard">print("\nNewton Method SSD:", nr_ssd)</text:p>
      <text:p text:style-name="Standard">print("Iterations:", nr_iter)</text:p>
      <text:p text:style-name="Standard"/>
      <text:p text:style-name="Standard"># Plots</text:p>
      <text:p text:style-name="Standard">x = [p[0] for p in points]</text:p>
      <text:p text:style-name="Standard">y = [p[1] for p in points]</text:p>
      <text:p text:style-name="Standard"/>
      <text:p text:style-name="Standard">plt.figure()</text:p>
      <text:p text:style-name="Standard"/>
      <text:p text:style-name="Standard">plt.subplot(1, 2, 1) </text:p>
      <text:p text:style-name="Standard"/>
      <text:p text:style-name="Standard">plt.scatter(x, y)</text:p>
      <text:p text:style-name="Standard"/>
      <text:p text:style-name="Standard">for c in gd_centroids:</text:p>
      <text:p text:style-name="Standard">plt.scatter(c[0], c[1], marker='X', s=200)</text:p>
      <text:p text:style-name="Standard"/>
      <text:p text:style-name="Standard">plt.title("Gradient Descent")</text:p>
      <text:p text:style-name="Standard">plt.xlabel("A")</text:p>
      <text:p text:style-name="Standard">plt.ylabel("B")</text:p>
      <text:p text:style-name="Standard"/>
      <text:p text:style-name="Standard"><text:soft-page-break/>plt.subplot(1, 2, 2)</text:p>
      <text:p text:style-name="Standard"/>
      <text:p text:style-name="Standard">plt.scatter(x, y)</text:p>
      <text:p text:style-name="Standard"/>
      <text:p text:style-name="Standard">for c in nr_centroids:</text:p>
      <text:p text:style-name="Standard">plt.scatter(c[0], c[1], marker='X', s=200)</text:p>
      <text:p text:style-name="Standard"/>
      <text:p text:style-name="Standard">plt.title("Newton Method")</text:p>
      <text:p text:style-name="Standard">plt.xlabel("A")</text:p>
      <text:p text:style-name="Standard">plt.ylabel("B")</text:p>
      <text:p text:style-name="Standard"/>
      <text:p text:style-name="Standard">plt.show()</text:p>
      <text:p text:style-name="P1"/>
      <text:p text:style-name="P1"/>
      <text:p text:style-name="P3">2. You are building a vacuum cleaning agent that can clean the floor tiles. You are given a simple setting of cleaning two tiles A and B where each percept contains two inputs of the location and state of the tile. But the agent goes erratic in the following ways:</text:p>
      <text:p text:style-name="P3">a. When applied to a dirty square the action cleans the square and sometimes cleans up dirt in an adjacent square, too.</text:p>
      <text:p text:style-name="P3">b. When applied to a clean square the action sometimes deposits dirt on the carpet.</text:p>
      <text:p text:style-name="P3">Design this erratic agent with AND-OR graph search algorithm.</text:p>
      <text:p text:style-name="P3"/>
      <text:p text:style-name="Standard"># Symbols:</text:p>
      <text:p text:style-name="Standard"># S = SUCK, L = LEFT, R = RIGHT</text:p>
      <text:p text:style-name="Standard"># D = Dirty, C = Clean</text:p>
      <text:p text:style-name="Standard"/>
      <text:p text:style-name="Standard">def is_goal(state):</text:p>
      <text:p text:style-name="Standard">return state[1] == 'Clean' and state[2] == 'Clean'</text:p>
      <text:p text:style-name="Standard"/>
      <text:p text:style-name="Standard">def results(state, action):</text:p>
      <text:p text:style-name="Standard">loc, A, B = state</text:p>
      <text:p text:style-name="Standard">out = []</text:p>
      <text:p text:style-name="Standard"/>
      <text:p text:style-name="Standard">if action == 'Suck':</text:p>
      <text:p text:style-name="Standard">if loc == 'A':</text:p>
      <text:p text:style-name="Standard">if A == 'Dirty':</text:p>
      <text:p text:style-name="Standard">out.append(('A', 'Clean', B))</text:p>
      <text:p text:style-name="Standard">out.append(('A', 'Clean', 'Clean'))</text:p>
      <text:p text:style-name="Standard">else:</text:p>
      <text:p text:style-name="Standard">out.append(('A', 'Dirty', B))</text:p>
      <text:p text:style-name="Standard"/>
      <text:p text:style-name="Standard">if loc == 'B':</text:p>
      <text:p text:style-name="Standard">if B == 'Dirty':</text:p>
      <text:p text:style-name="Standard">out.append(('B', A, 'Clean'))</text:p>
      <text:p text:style-name="Standard">out.append(('B', 'Clean', 'Clean'))</text:p>
      <text:p text:style-name="Standard">else:</text:p>
      <text:p text:style-name="Standard">out.append(('B', A, 'Dirty'))</text:p>
      <text:p text:style-name="Standard"/>
      <text:p text:style-name="Standard">elif action == 'Move Left':</text:p>
      <text:p text:style-name="Standard">out.append(('A', A, B))</text:p>
      <text:p text:style-name="Standard"/>
      <text:p text:style-name="Standard">elif action == 'Move Right':</text:p>
      <text:p text:style-name="Standard"><text:soft-page-break/>out.append(('B', A, B))</text:p>
      <text:p text:style-name="Standard"/>
      <text:p text:style-name="Standard">return out</text:p>
      <text:p text:style-name="Standard"/>
      <text:p text:style-name="Standard">def format_state(s):</text:p>
      <text:p text:style-name="Standard">return f"({s[0]},{s[1]},{s[2]})"</text:p>
      <text:p text:style-name="Standard"/>
      <text:p text:style-name="Standard">def build_plan(state, visited):</text:p>
      <text:p text:style-name="Standard">if is_goal(state):</text:p>
      <text:p text:style-name="Standard">return ["→ Goal"]</text:p>
      <text:p text:style-name="Standard"/>
      <text:p text:style-name="Standard">if state in visited:</text:p>
      <text:p text:style-name="Standard">return None</text:p>
      <text:p text:style-name="Standard"/>
      <text:p text:style-name="Standard">actions = ['Suck', 'Move Left', 'Move Right']</text:p>
      <text:p text:style-name="Standard"/>
      <text:p text:style-name="Standard">for a in actions:</text:p>
      <text:p text:style-name="Standard">res = results(state, a)</text:p>
      <text:p text:style-name="Standard"/>
      <text:p text:style-name="Standard">branches = []</text:p>
      <text:p text:style-name="Standard">ok = True</text:p>
      <text:p text:style-name="Standard"/>
      <text:p text:style-name="Standard">for r in res:</text:p>
      <text:p text:style-name="Standard">sub = build_plan(r, visited + [state])</text:p>
      <text:p text:style-name="Standard">if sub is None:</text:p>
      <text:p text:style-name="Standard">ok = False</text:p>
      <text:p text:style-name="Standard">break</text:p>
      <text:p text:style-name="Standard">branches.append((r, sub))</text:p>
      <text:p text:style-name="Standard"/>
      <text:p text:style-name="Standard">if ok:</text:p>
      <text:p text:style-name="Standard">output = []</text:p>
      <text:p text:style-name="Standard">output.append(format_state(state))</text:p>
      <text:p text:style-name="Standard">output.append(f"→ {a}")</text:p>
      <text:p text:style-name="Standard">output.append("AND {")</text:p>
      <text:p text:style-name="Standard"/>
      <text:p text:style-name="Standard">for (r, sub) in branches:</text:p>
      <text:p text:style-name="Standard">output.append(f" {format_state(r)}")</text:p>
      <text:p text:style-name="Standard">for line in sub[1:]:</text:p>
      <text:p text:style-name="Standard">output.append(" " + line)</text:p>
      <text:p text:style-name="Standard"/>
      <text:p text:style-name="Standard">output.append("}")</text:p>
      <text:p text:style-name="Standard">return output</text:p>
      <text:p text:style-name="Standard"/>
      <text:p text:style-name="Standard">return None</text:p>
      <text:p text:style-name="Standard"/>
      <text:p text:style-name="Standard"># Run</text:p>
      <text:p text:style-name="Standard">initial = ('B', 'Dirty', 'Dirty')</text:p>
      <text:p text:style-name="Standard">plan = build_plan(initial, [])</text:p>
      <text:p text:style-name="Standard"/>
      <text:p text:style-name="Standard"># Print</text:p>
      <text:p text:style-name="Standard">for line in plan:</text:p>
      <text:p text:style-name="Standard">print(li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3T11:39:46.669617860</meta:creation-date>
    <meta:print-date>2026-04-13T11:42:12.396187331</meta:print-date>
    <meta:printed-by>PDF files</meta:printed-by>
    <dc:date>2026-04-13T11:42:17.812751344</dc:date>
    <meta:editing-duration>PT5S</meta:editing-duration>
    <meta:editing-cycles>1</meta:editing-cycles>
    <meta:document-statistic meta:table-count="0" meta:image-count="0" meta:object-count="0" meta:page-count="5" meta:paragraph-count="183" meta:word-count="843" meta:character-count="5502" meta:non-whitespace-character-count="4838"/>
    <meta:generator>LibreOffice/24.2.7.2$Linux_X86_64 LibreOffice_project/420$Build-2</meta:generator>
  </office:meta>
</office:document-meta>
</file>